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(DadSon.h):12,5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(Steve.h):12-18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(DadSon.h)(DadSon.Cpp)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(Steve.h):47-6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(Steve.h):21-2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(Steve.h):2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(Main.Cpp):10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Included In Folder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(Steve.h/Cpp):13 / 79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(DadSon.h): 48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7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(DadSon.h): 45,46 (Steve.h):6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(DadSon.h): 51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(DadSon.h): 13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(DadSon.h): 51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(Drunkard.h): 18-25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(Drunkard.h): 11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(Steve.Cpp): 21, 26, 41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(Main.Cpp): 49-52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(Main.Cpp): 8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RCC RCCD</meta:initial-creator>
    <dc:creator>Antonio Gines</dc:creator>
    <meta:creation-date>2017-01-25T10:21:36Z</meta:creation-date>
    <dc:date>2018-06-01T16:25:33Z</dc:date>
    <meta:editing-cycles>23</meta:editing-cycles>
    <meta:editing-duration>PT6872S</meta:editing-duration>
  </office:meta>
</office:document-meta>
</file>